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language="pt" fo:country="BR" fo:font-weight="bold" officeooo:rsid="00115fdc" officeooo:paragraph-rsid="00115fdc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Liberation Serif" fo:font-size="12pt" fo:language="pt" fo:country="BR" fo:font-weight="bold" officeooo:rsid="0011f739" officeooo:paragraph-rsid="0011f739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erif" fo:font-size="12pt" fo:language="pt" fo:country="BR" fo:font-weight="bold" officeooo:rsid="0071f6a0" officeooo:paragraph-rsid="00187094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Serif" fo:font-size="12pt" fo:language="pt" fo:country="BR" officeooo:rsid="00115fdc" officeooo:paragraph-rsid="00115fdc" style:font-size-asian="12pt" style:font-size-complex="12pt"/>
    </style:style>
    <style:style style:name="P5" style:family="paragraph" style:parent-style-name="Standard">
      <style:text-properties style:font-name="Liberation Serif" fo:font-size="12pt" fo:language="pt" fo:country="BR" officeooo:rsid="00143c0d" officeooo:paragraph-rsid="00143c0d" style:font-size-asian="12pt" style:font-size-complex="12pt"/>
    </style:style>
    <style:style style:name="P6" style:family="paragraph" style:parent-style-name="Standard">
      <style:text-properties style:font-name="Liberation Serif" fo:font-size="12pt" fo:language="pt" fo:country="BR" officeooo:rsid="00152161" officeooo:paragraph-rsid="00187094" style:font-size-asian="12pt" style:font-size-complex="12pt"/>
    </style:style>
    <style:style style:name="P7" style:family="paragraph" style:parent-style-name="Standard">
      <style:text-properties style:font-name="Liberation Serif" fo:font-size="12pt" fo:language="pt" fo:country="BR" fo:font-weight="normal" officeooo:rsid="00187094" officeooo:paragraph-rsid="00187094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fo:language="pt" fo:country="BR" fo:font-weight="normal" officeooo:rsid="0071f6a0" officeooo:paragraph-rsid="00187094" style:font-size-asian="12pt" style:font-weight-asian="normal" style:font-size-complex="12pt" style:font-weight-complex="normal"/>
    </style:style>
    <style:style style:name="P9" style:family="paragraph" style:parent-style-name="Standard">
      <style:text-properties officeooo:paragraph-rsid="00241e1a"/>
    </style:style>
    <style:style style:name="P10" style:family="paragraph" style:parent-style-name="Standard" style:list-style-name="L1">
      <style:text-properties style:font-name="Liberation Serif" fo:font-size="12pt" fo:language="pt" fo:country="BR" officeooo:rsid="00115fdc" officeooo:paragraph-rsid="00115fdc" style:font-size-asian="12pt" style:font-size-complex="12pt"/>
    </style:style>
    <style:style style:name="P11" style:family="paragraph" style:parent-style-name="Standard" style:list-style-name="L2">
      <style:text-properties style:font-name="Liberation Serif" fo:font-size="12pt" fo:language="pt" fo:country="BR" fo:font-weight="normal" officeooo:rsid="00743084" officeooo:paragraph-rsid="00187094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text-properties style:font-name="Liberation Serif" fo:font-size="12pt" fo:language="pt" fo:country="BR" fo:font-weight="normal" officeooo:rsid="00187094" officeooo:paragraph-rsid="00187094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language="pt" fo:country="BR" fo:font-weight="normal" officeooo:rsid="001d9099" officeooo:paragraph-rsid="00241e1a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text-properties style:font-name="Liberation Serif" fo:font-size="12pt" fo:language="pt" fo:country="BR" fo:font-weight="normal" officeooo:rsid="00241e1a" officeooo:paragraph-rsid="00241e1a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language="pt" fo:country="BR" fo:font-weight="normal" officeooo:rsid="00241e1a" officeooo:paragraph-rsid="00241e1a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7094" style:font-weight-asian="bold" style:font-weight-complex="bold"/>
    </style:style>
    <style:style style:name="T3" style:family="text">
      <style:text-properties fo:font-weight="bold" officeooo:rsid="0071f6a0" style:font-weight-asian="bold" style:font-weight-complex="bold"/>
    </style:style>
    <style:style style:name="T4" style:family="text">
      <style:text-properties officeooo:rsid="00162f0f"/>
    </style:style>
    <style:style style:name="T5" style:family="text">
      <style:text-properties officeooo:rsid="0016c4db"/>
    </style:style>
    <style:style style:name="T6" style:family="text">
      <style:text-properties officeooo:rsid="0073507b"/>
    </style:style>
    <style:style style:name="T7" style:family="text">
      <style:text-properties officeooo:rsid="00743084"/>
    </style:style>
    <style:style style:name="T8" style:family="text">
      <style:text-properties officeooo:rsid="007d71f2"/>
    </style:style>
    <style:style style:name="T9" style:family="text">
      <style:text-properties fo:font-weight="normal" officeooo:rsid="0071f6a0" style:font-weight-asian="normal" style:font-weight-complex="normal"/>
    </style:style>
    <style:style style:name="T10" style:family="text">
      <style:text-properties fo:language="pt" fo:country="BR"/>
    </style:style>
    <style:style style:name="T11" style:family="text">
      <style:text-properties fo:language="pt" fo:country="BR" officeooo:rsid="001d9099"/>
    </style:style>
    <style:style style:name="T12" style:family="text">
      <style:text-properties officeooo:rsid="0019a300"/>
    </style:style>
    <style:style style:name="T13" style:family="text">
      <style:text-properties style:font-name="Liberation Serif" fo:font-size="12pt" fo:language="pt" fo:country="BR" fo:font-weight="normal" officeooo:rsid="001ae7e7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language="pt" fo:country="BR" fo:font-weight="normal" officeooo:rsid="001d9099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fo:language="pt" fo:country="BR" fo:font-weight="normal" officeooo:rsid="001ef92e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fo:language="pt" fo:country="BR" fo:font-weight="normal" officeooo:rsid="00241e1a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fo:language="pt" fo:country="BR" fo:font-weight="bold" officeooo:rsid="001ae7e7" style:font-size-asian="12pt" style:font-weight-asian="bold" style:font-size-complex="12pt" style:font-weight-complex="bold"/>
    </style:style>
    <style:style style:name="T18" style:family="text">
      <style:text-properties style:font-name="Liberation Serif" fo:font-size="12pt" fo:language="pt" fo:country="BR" fo:font-weight="bold" officeooo:rsid="001ef92e" style:font-size-asian="12pt" style:font-weight-asian="bold" style:font-size-complex="12pt" style:font-weight-complex="bold"/>
    </style:style>
    <style:style style:name="T19" style:family="text">
      <style:text-properties style:font-name="Liberation Serif" fo:font-size="12pt" fo:language="pt" fo:country="BR" fo:font-weight="bold" officeooo:rsid="001bf8aa" style:font-size-asian="12pt" style:font-weight-asian="bold" style:font-size-complex="12pt" style:font-weight-complex="bold"/>
    </style:style>
    <style:style style:name="T20" style:family="text">
      <style:text-properties style:font-name="Liberation Serif" fo:font-size="12pt" fo:language="pt" fo:country="BR" fo:font-weight="bold" officeooo:rsid="00241e1a" style:font-size-asian="12pt" style:font-weight-asian="bold" style:font-size-complex="12pt" style:font-weight-complex="bold"/>
    </style:style>
    <style:style style:name="T21" style:family="text">
      <style:text-properties officeooo:rsid="0018709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o de Interfaces para Dispositivos Móveis – 2019.2</text:p>
      <text:p text:style-name="P1">Segunda Avaliação Parcial – SEGUNDA CHAMADA</text:p>
      <text:p text:style-name="P1">Nome:</text:p>
      <text:p text:style-name="P1"/>
      <text:p text:style-name="P2">Atenção, os códigos devem estar funcionando, e as bases devem ter sido criadas na sua conta do firebase.</text:p>
      <text:p text:style-name="P4"/>
      <text:p text:style-name="P4"><text:span text:style-name="T1">1 –</text:span> Usando <text:span text:style-name="T1">react-navigation-stack</text:span> e <text:span text:style-name="T1">SwitchNavigator</text:span>, (<text:span text:style-name="T1">createSwitchNavigator</text:span>…) cria duas pilhas de aplicação: </text:p>
      <text:list xml:id="list2961478129" text:style-name="L1">
        <text:list-item>
          <text:p text:style-name="P10">Uma tela de login, fazendo uso de email e senha (signInWithEmailAndPassword) e a api firebase.auth. Se o usuário não existe no banco, a tela de login será o seu cadastro (assim como no exemplo em sala).</text:p>
        </text:list-item>
        <text:list-item>
          <text:p text:style-name="P10">Um conjunto de telas para as Questões 2 a 5, que só poderão ser acessadas caso o usuário tenha logado com sucesso (testar objeto user do firebase). <text:s/></text:p>
        </text:list-item>
      </text:list>
      <text:p text:style-name="P4"/>
      <text:p text:style-name="P5"><text:span text:style-name="T1">O que deve ter nessa questão</text:span>: A implementação uma tela de login (Ex.: Login.js) e quatro arquivos .js com o básico de um componente React Native (Ex.: Questão2.js, Questão3.js...). O seu código deve testar se o usuário está logado ou não, antes de acessar cada uma das quatro telas. Caso não, o usuário deve ser redirecionado para a tela de login.</text:p>
      <text:p text:style-name="P5"/>
      <text:p text:style-name="P6"><text:span text:style-name="T1">2</text:span> – <text:span text:style-name="T5">Implemente uma tela que irá</text:span> exibir um mapa do <text:span text:style-name="T1">google maps API</text:span> (pesquise na internet ou veja o projeto exemplo_mapa, na parte 2 do GIT da nossa disciplina). Ao clicar em qualquer ponto do mapa, será colocado um marcado<text:span text:style-name="T12">r (ícone vermelhor)</text:span> naquele ponto exibindo a latitude, longitude <text:span text:style-name="T4">e o e-mail do usuário logado</text:span>.</text:p>
      <text:p text:style-name="P6"/>
      <text:p text:style-name="P6"><text:span text:style-name="T2">3</text:span> - <text:span text:style-name="T9">Implemente em uma tela um botão que irá fazer um upload de uma imagem qualquer no </text:span><text:span text:style-name="T3">firebase.storage(), </text:span><text:span text:style-name="T9">fazendo uso do componente ImagePicker. Ao mesmo tempo, salve as URLs da imagem no </text:span><text:span text:style-name="T3">firebase.database().</text:span></text:p>
      <text:p text:style-name="P3"/>
      <text:p text:style-name="P8">Ainda, <text:span text:style-name="T1">na mesma tela</text:span>, liste TODAS as imagen<text:span text:style-name="T6">s</text:span> que estão salvas no <text:span text:style-name="T1">firebase.database(), </text:span>usando para isso um <text:span text:style-name="T1">FlatList</text:span>. <text:span text:style-name="T7">Nessa questão, você ainda deve usar:</text:span></text:p>
      <text:p text:style-name="P8"/>
      <text:list xml:id="list4149235967" text:style-name="L2">
        <text:list-item>
          <text:p text:style-name="P11">Um spinner (<text:span text:style-name="T1">MeuSpinner</text:span>) para feedback visual no botão de upload e <text:span text:style-name="T8">também </text:span>enquando a <text:span text:style-name="T8">FlatList</text:span> está sendo carregada.</text:p>
        </text:list-item>
        <text:list-item>
          <text:p text:style-name="P11">O componente <text:span text:style-name="T1">ProgressiveImage </text:span><text:span text:style-name="T2">(</text:span><text:span text:style-name="T21">visto em sala</text:span><text:span text:style-name="T2">)</text:span>, para carregar a imagem gradualmente.</text:p>
        </text:list-item>
        <text:list-item>
          <text:p text:style-name="P12">Salve a imagem com um nome a partir da concatenação do <text:span text:style-name="T1">e-mail</text:span> do usuário logado pela Questão 1 <text:span text:style-name="T1">e a data atual do dispositivo</text:span>.</text:p>
        </text:list-item>
      </text:list>
      <text:p text:style-name="P7"/>
      <text:p text:style-name="P9"><text:span text:style-name="T17">4</text:span><text:span text:style-name="T13"> – Implemente uma tela que faz um fetch dos objetos em “</text:span><text:a xlink:type="simple" xlink:href="https://jsonplaceholder.typicode.com/users" text:style-name="Internet_20_link" text:visited-style-name="Visited_20_Internet_20_Link"><text:span text:style-name="T10">https://jsonplaceholder.typicode.com/users</text:span></text:a><text:span text:style-name="T13">” e exibe, </text:span><text:span text:style-name="T15">em um </text:span><text:span text:style-name="T18">FlatList</text:span><text:span text:style-name="T15">,</text:span><text:span text:style-name="T13"> apenas os usuários (</text:span><text:span text:style-name="T17">name</text:span><text:span text:style-name="T13">) que iniciem com a </text:span><text:span text:style-name="T17">“D”, “C” </text:span><text:span text:style-name="T19">ou</text:span><text:span text:style-name="T17"> “K”</text:span><text:span text:style-name="T13">. </text:span><text:span text:style-name="T14">Exemplos: </text:span><text:span text:style-name="T11">Clementina DuBuque</text:span><text:span text:style-name="T14">, Kattie Turnpike, Dayna Park…</text:span></text:p>
      <text:p text:style-name="P13"/>
      <text:p text:style-name="P9"><text:span text:style-name="T20">5</text:span><text:span text:style-name="T16"> – No firebase</text:span><text:span text:style-name="T14"> </text:span><text:span text:style-name="T16">firestore, crie uma coleção chamada “pacientes” com as seguintes propriedades:</text:span></text:p>
      <text:list xml:id="list3364889100" text:style-name="L3">
        <text:list-item>
          <text:p text:style-name="P14">nome</text:p>
        </text:list-item>
        <text:list-item>
          <text:p text:style-name="P14">altura</text:p>
        </text:list-item>
        <text:list-item>
          <text:p text:style-name="P14">peso</text:p>
        </text:list-item>
      </text:list>
      <text:p text:style-name="P15"/>
      <text:p text:style-name="P15">Nesta questão, crie um arquivo que liste TODOS os pacientes, com seus dados, cadastrados na coleção que você criou no firebase firestore. Abaixo de cada paciente, informe o IMC (peso/(altura*altura)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1" meta:paragraph-count="20" meta:word-count="421" meta:character-count="2572" meta:non-whitespace-character-count="2170"/>
  </office:meta>
</office:document-meta>
</file>